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80896" calcext:value-type="float">
            <text:p>103.1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092" calcext:value-type="float">
            <text:p>102.6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19024" calcext:value-type="float">
            <text:p>101.9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60656" calcext:value-type="float">
            <text:p>101.2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61824" calcext:value-type="float">
            <text:p>101.4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82248" calcext:value-type="float">
            <text:p>100.2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76992" calcext:value-type="float">
            <text:p>99.3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1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9336" calcext:value-type="float">
            <text:p>98.3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1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936" calcext:value-type="float">
            <text:p>97.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1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6464" calcext:value-type="float">
            <text:p>96.6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24576" calcext:value-type="float">
            <text:p>94.5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1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214" calcext:value-type="float">
            <text:p>95.0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1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3456" calcext:value-type="float">
            <text:p>93.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6096" calcext:value-type="float">
            <text:p>91.4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0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15744" calcext:value-type="float">
            <text:p>90.9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0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0512" calcext:value-type="float">
            <text:p>89.4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0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5484" calcext:value-type="float">
            <text:p>88.2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608" calcext:value-type="float">
            <text:p>86.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0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61576" calcext:value-type="float">
            <text:p>85.7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3648" calcext:value-type="float">
            <text:p>84.8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0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212" calcext:value-type="float">
            <text:p>85.5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0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568" calcext:value-type="float">
            <text:p>83.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0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8048" calcext:value-type="float">
            <text:p>81.9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0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9872" calcext:value-type="float">
            <text:p>81.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0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06" calcext:value-type="float">
            <text:p>81.0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199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28" calcext:value-type="float">
            <text:p>79.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199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7128" calcext:value-type="float">
            <text:p>78.3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199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64664" calcext:value-type="float">
            <text:p>78.4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199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3568" calcext:value-type="float">
            <text:p>76.5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199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13032" calcext:value-type="float">
            <text:p>75.3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199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3456" calcext:value-type="float">
            <text:p>74.1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3104" calcext:value-type="float">
            <text:p>73.6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199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2816" calcext:value-type="float">
            <text:p>72.8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199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0208" calcext:value-type="float">
            <text:p>72.5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199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2132" calcext:value-type="float">
            <text:p>71.5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198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22616" calcext:value-type="float">
            <text:p>71.2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198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592" calcext:value-type="float">
            <text:p>70.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198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3832" calcext:value-type="float">
            <text:p>70.2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198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3624" calcext:value-type="float">
            <text:p>70.1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198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9304" calcext:value-type="float">
            <text:p>69.8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198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624" calcext:value-type="float">
            <text:p>68.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198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5512" calcext:value-type="float">
            <text:p>68.4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198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656" calcext:value-type="float">
            <text:p>67.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198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2792" calcext:value-type="float">
            <text:p>65.7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197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2792" calcext:value-type="float">
            <text:p>65.7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197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716" calcext:value-type="float">
            <text:p>64.9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301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196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